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image/jpeg" manifest:full-path="Pictures/backgound1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2in"/>
    </style:style>
    <style:style style:name="co2" style:family="table-column">
      <style:table-column-properties fo:break-before="auto" style:column-width="0.666666686534882in"/>
    </style:style>
    <style:style style:name="ro1" style:family="table-row">
      <style:table-row-properties style:row-height="0.177083333333333in" fo:break-before="auto" style:use-optimal-row-height="true"/>
    </style:style>
    <style:style style:name="ro2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5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5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5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25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53"/>
        </table:table-row>
      </table:table>
      <table:table table:name="Evaluation 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21" office:value-type="string">
            <text:p>Evaluation Only. Created with Aspose.Cells for .NET.Copyright 2003 - 2019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 style:print="zero-values">
        <style:background-image xlink:href="Pictures/backgound1.png" xlink:type="simple" xlink:actuate="onLoad" style:repeat="stretch"/>
      </style:page-layout-properties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